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8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3.328cm"/>
    </style:style>
    <style:style style:name="co6" style:family="table-column">
      <style:table-column-properties fo:break-before="auto" style:column-width="12.903cm"/>
    </style:style>
    <style:style style:name="co7" style:family="table-column">
      <style:table-column-properties fo:break-before="auto" style:column-width="2.441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2.524cm"/>
    </style:style>
    <style:style style:name="co10" style:family="table-column">
      <style:table-column-properties fo:break-before="auto" style:column-width="2.692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829cm"/>
    </style:style>
    <style:style style:name="co13" style:family="table-column">
      <style:table-column-properties fo:break-before="auto" style:column-width="2.5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abel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FID-werte zwischen generierten und realen easy_samples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id(inside,real)</text:p>
          </table:table-cell>
          <table:table-cell office:value-type="string">
            <text:p>fid(outside,real)</text:p>
          </table:table-cell>
          <table:table-cell office:value-type="string">
            <text:p>fid(inside,outside)</text:p>
          </table:table-cell>
        </table:table-row>
        <table:table-row table:style-name="ro1">
          <table:table-cell office:value-type="string">
            <text:p>inside := generierte Bilder aus labels die alle in Traningsdaten vorkommen</text:p>
          </table:table-cell>
          <table:table-cell/>
          <table:table-cell table:number-columns-repeated="2" office:value-type="float" office:value="92">
            <text:p>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outside := generierte Bilder aus labels die niemals in Traningsdaten vorkommen</text:p>
          </table:table-cell>
          <table:table-cell/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real := reale easy_samples</text:p>
          </table:table-cell>
          <table:table-cell table:number-columns-repeated="4"/>
        </table:table-row>
      </table:table>
      <table:table table:name="digit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FID-werte zwischen generierten und realen easy_samples</text:p>
          </table:table-cell>
          <table:table-cell table:number-columns-repeated="16"/>
        </table:table-row>
        <table:table-row table:style-name="ro2">
          <table:table-cell office:value-type="string">
            <text:p>in den Trainingsdaten con CGAN kam die Ziffer '3' niemals</text:p>
            <text:p><text:s/>an der Position '3' (vorletzte Ziffer) vor.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fid(inside,real)</text:p>
          </table:table-cell>
          <table:table-cell office:value-type="string">
            <text:p>fid(outside,real)</text:p>
          </table:table-cell>
          <table:table-cell office:value-type="string">
            <text:p>fid(mixed,real)</text:p>
          </table:table-cell>
          <table:table-cell/>
          <table:table-cell office:value-type="string">
            <text:p>fid(inside,real2)</text:p>
          </table:table-cell>
          <table:table-cell office:value-type="string">
            <text:p>fid(outside,real2)</text:p>
          </table:table-cell>
          <table:table-cell office:value-type="string">
            <text:p>fid(mixed,real2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8.569725">
            <text:p>138.57</text:p>
          </table:table-cell>
          <table:table-cell office:value-type="float" office:value="106.045377">
            <text:p>106.05</text:p>
          </table:table-cell>
          <table:table-cell office:value-type="float" office:value="139.087977">
            <text:p>139.09</text:p>
          </table:table-cell>
          <table:table-cell/>
          <table:table-cell office:value-type="float" office:value="136.79818">
            <text:p>136.8</text:p>
          </table:table-cell>
          <table:table-cell office:value-type="float" office:value="105.118863">
            <text:p>105.12</text:p>
          </table:table-cell>
          <table:table-cell office:value-type="float" office:value="137.205447">
            <text:p>137.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6.743853">
            <text:p>136.74</text:p>
          </table:table-cell>
          <table:table-cell office:value-type="float" office:value="107.864916">
            <text:p>107.86</text:p>
          </table:table-cell>
          <table:table-cell office:value-type="float" office:value="136.336619">
            <text:p>136.34</text:p>
          </table:table-cell>
          <table:table-cell/>
          <table:table-cell office:value-type="float" office:value="134.254318">
            <text:p>134.25</text:p>
          </table:table-cell>
          <table:table-cell office:value-type="float" office:value="106.457389">
            <text:p>106.46</text:p>
          </table:table-cell>
          <table:table-cell office:value-type="float" office:value="133.941846">
            <text:p>133.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1.492286">
            <text:p>141.49</text:p>
          </table:table-cell>
          <table:table-cell office:value-type="float" office:value="106.043012">
            <text:p>106.04</text:p>
          </table:table-cell>
          <table:table-cell office:value-type="float" office:value="139.947798">
            <text:p>139.95</text:p>
          </table:table-cell>
          <table:table-cell/>
          <table:table-cell office:value-type="float" office:value="139.380404">
            <text:p>139.38</text:p>
          </table:table-cell>
          <table:table-cell office:value-type="float" office:value="105.038764">
            <text:p>105.04</text:p>
          </table:table-cell>
          <table:table-cell office:value-type="float" office:value="137.729217">
            <text:p>137.73</text:p>
          </table:table-cell>
          <table:table-cell table:number-columns-repeated="8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>
            <text:p>inside := generierte Bilder in denen Ziffer '3' niemals an Position '3' vorkommt</text:p>
          </table:table-cell>
          <table:table-cell table:number-columns-repeated="16"/>
        </table:table-row>
        <table:table-row table:style-name="ro1">
          <table:table-cell office:value-type="string">
            <text:p>outside := generierte Bilder in denen Ziffer '3' immer an Position '3' vorkommt</text:p>
          </table:table-cell>
          <table:table-cell table:number-columns-repeated="16"/>
        </table:table-row>
        <table:table-row table:style-name="ro1">
          <table:table-cell office:value-type="string">
            <text:p>mixed:= generierte Bilder, zufällige Ziffern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eal := reale easy_samples</text:p>
          </table:table-cell>
          <table:table-cell table:number-columns-repeated="16"/>
        </table:table-row>
        <table:table-row table:style-name="ro1">
          <table:table-cell office:value-type="string">
            <text:p>real2 := reale easy_samples ohne jene Bilder, in denen Ziffer '3' an Pos. '3'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4"/>
          <table:table-cell office:value-type="string">
            <text:p>in-filtered</text:p>
          </table:table-cell>
          <table:table-cell office:value-type="string">
            <text:p>out-filtered</text:p>
          </table:table-cell>
          <table:table-cell office:value-type="string">
            <text:p>real-filtered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4"/>
          <table:table-cell office:value-type="float" office:value="192">
            <text:p>192</text:p>
          </table:table-cell>
          <table:table-cell office:value-type="float" office:value="158">
            <text:p>15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14"/>
          <table:table-cell office:value-type="float" office:value="190">
            <text:p>190</text:p>
          </table:table-cell>
          <table:table-cell office:value-type="float" office:value="156">
            <text:p>156</text:p>
          </table:table-cell>
          <table:table-cell office:value-type="float" office:value="35">
            <text:p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0">20.06.2020</text:date>, <text:time>15:3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55M17S</meta:editing-duration>
    <meta:editing-cycles>18</meta:editing-cycles>
    <meta:generator>OpenOffice/4.1.6$Win32 OpenOffice.org_project/416m1$Build-9790</meta:generator>
    <dc:date>2020-06-20T15:37:56.06</dc:date>
    <meta:document-statistic meta:table-count="2" meta:cell-count="56" meta:object-count="0"/>
    <meta:user-defined meta:name="Info 1"/>
    <meta:user-defined meta:name="Info 2"/>
    <meta:user-defined meta:name="Info 3"/>
    <meta:user-defined meta:name="Info 4"/>
  </office:meta>
</office:document-meta>
</file>